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fill-color="#ffffff" draw:textarea-horizontal-align="left" draw:auto-grow-width="true" style:protect="position 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left" draw:auto-grow-width="true" style:protect="position 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left" draw:auto-grow-width="true"/>
    </style:style>
    <style:style style:name="gr8" style:family="graphic" style:parent-style-name="standard">
      <style:graphic-properties draw:fill="solid" draw:fill-color="#99ccff" draw:textarea-horizontal-align="left" draw:auto-grow-width="true" style:protect="position 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style:protect="position size"/>
    </style:style>
    <style:style style:name="gr10" style:family="graphic" style:parent-style-name="standard">
      <style:graphic-properties draw:fill="solid" draw:fill-color="#ffff66" draw:textarea-horizontal-align="left" draw:auto-grow-width="true" style:protect="position size"/>
    </style:style>
    <style:style style:name="gr11" style:family="graphic" style:parent-style-name="standard">
      <style:graphic-properties draw:fill-color="#ffff66" draw:textarea-horizontal-align="left" draw:auto-grow-width="true" style:protect="position siz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text-properties fo:font-size="14pt" fo:font-weight="bold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9cm" svg:height="14.5cm" svg:x="19cm" svg:y="13.5cm" svg:viewBox="0 0 19001 14501" draw:points="19000,0 9500,0 9500,5000 0,5000 0,14500 19000,14500">
          <text:p text:style-name="P2"/>
        </draw:polygon>
        <draw:frame draw:style-name="gr2" draw:text-style-name="P3" draw:layer="layout" svg:width="5.971cm" svg:height="0.662cm" svg:x="2.47cm" svg:y="2cm">
          <draw:text-box>
            <text:p text:style-name="P2"><text:span text:style-name="T1">YF-23 Stick Pitch control modes</text:span></text:p>
          </draw:text-box>
        </draw:frame>
        <draw:frame draw:style-name="gr3" draw:text-style-name="P3" draw:id="id1" draw:layer="layout" svg:width="3.321cm" svg:height="0.662cm" svg:x="19.34cm" svg:y="3.338cm">
          <draw:text-box>
            <text:p text:style-name="P2"><text:span text:style-name="T1">Stick pitch input</text:span></text:p>
          </draw:text-box>
        </draw:frame>
        <draw:frame draw:style-name="gr3" draw:text-style-name="P3" draw:id="id2" draw:layer="layout" svg:width="3.558cm" svg:height="0.662cm" svg:x="4.5cm" svg:y="6.019cm">
          <draw:text-box>
            <text:p text:style-name="P2"><text:span text:style-name="T1">pitch direct mode</text:span></text:p>
          </draw:text-box>
        </draw:frame>
        <draw:frame draw:style-name="gr3" draw:text-style-name="P3" draw:id="id3" draw:layer="layout" svg:width="4.075cm" svg:height="0.662cm" svg:x="13.82cm" svg:y="6.019cm">
          <draw:text-box>
            <text:p text:style-name="P2"><text:span text:style-name="T1">pitch adaptive mode</text:span></text:p>
          </draw:text-box>
        </draw:frame>
        <draw:frame draw:style-name="gr3" draw:text-style-name="P3" draw:id="id4" draw:layer="layout" svg:width="4.075cm" svg:height="0.662cm" svg:x="23.399cm" svg:y="6.019cm">
          <draw:text-box>
            <text:p text:style-name="P2"><text:span text:style-name="T1">pitch pitch-set mode</text:span></text:p>
          </draw:text-box>
        </draw:frame>
        <draw:frame draw:style-name="gr3" draw:text-style-name="P3" draw:id="id5" draw:layer="layout" svg:width="4.972cm" svg:height="0.662cm" svg:x="32.528cm" svg:y="6.019cm">
          <draw:text-box>
            <text:p text:style-name="P2"><text:span text:style-name="T1">pitch climb-rate-set mode</text:span></text:p>
          </draw:text-box>
        </draw:frame>
        <draw:connector draw:style-name="gr4" draw:text-style-name="P1" draw:layer="layout" svg:x1="21cm" svg:y1="4cm" svg:x2="6.279cm" svg:y2="6.019cm" draw:start-shape="id1" draw:start-glue-point="2" draw:end-shape="id2" draw:end-glue-point="0">
          <text:p text:style-name="P2"/>
        </draw:connector>
        <draw:connector draw:style-name="gr4" draw:text-style-name="P1" draw:layer="layout" svg:x1="21cm" svg:y1="4cm" svg:x2="15.857cm" svg:y2="6.019cm" draw:start-shape="id1" draw:start-glue-point="2" draw:end-shape="id3" draw:end-glue-point="0">
          <text:p text:style-name="P2"/>
        </draw:connector>
        <draw:connector draw:style-name="gr4" draw:text-style-name="P1" draw:layer="layout" svg:x1="21cm" svg:y1="4cm" svg:x2="25.436cm" svg:y2="6.019cm" draw:start-shape="id1" draw:start-glue-point="2" draw:end-shape="id4">
          <text:p text:style-name="P2"/>
        </draw:connector>
        <draw:connector draw:style-name="gr4" draw:text-style-name="P1" draw:layer="layout" svg:x1="21cm" svg:y1="4cm" svg:x2="35.014cm" svg:y2="6.019cm" draw:start-shape="id1" draw:start-glue-point="2" draw:end-shape="id5" draw:end-glue-point="0">
          <text:p text:style-name="P2"/>
        </draw:connector>
        <draw:frame draw:style-name="gr5" draw:text-style-name="P3" draw:id="id19" draw:layer="layout" svg:width="3.542cm" svg:height="1.073cm" svg:x="9.426cm" svg:y="26.427cm">
          <draw:text-box>
            <text:p text:style-name="P2"><text:span text:style-name="T1">ruddervator-pitch</text:span></text:p>
            <text:p text:style-name="P2"><text:span text:style-name="T1">servo</text:span></text:p>
          </draw:text-box>
        </draw:frame>
        <draw:frame draw:style-name="gr5" draw:text-style-name="P3" draw:id="id20" draw:layer="layout" svg:width="4.371cm" svg:height="1.073cm" svg:x="28.036cm" svg:y="26.427cm">
          <draw:text-box>
            <text:p text:style-name="P2"><text:span text:style-name="T1">ruddervator-pitch-trim</text:span></text:p>
            <text:p text:style-name="P2"><text:span text:style-name="T1">servo</text:span></text:p>
          </draw:text-box>
        </draw:frame>
        <draw:connector draw:style-name="gr4" draw:text-style-name="P1" draw:layer="layout" svg:x1="6.279cm" svg:y1="6.681cm" svg:x2="6.279cm" svg:y2="8.699cm" draw:start-shape="id2" draw:start-glue-point="2" draw:end-shape="id6" draw:end-glue-point="0">
          <text:p text:style-name="P2"/>
        </draw:connector>
        <draw:connector draw:style-name="gr4" draw:text-style-name="P1" draw:layer="layout" svg:x1="15.857cm" svg:y1="6.681cm" svg:x2="15.857cm" svg:y2="8.699cm" draw:start-shape="id3" draw:start-glue-point="2" draw:end-shape="id7" draw:end-glue-point="0">
          <text:p text:style-name="P2"/>
        </draw:connector>
        <draw:frame draw:style-name="gr6" draw:text-style-name="P3" draw:id="id8" draw:layer="layout" svg:width="1.459cm" svg:height="0.662cm" svg:x="20.11cm" svg:y="17.561cm">
          <draw:text-box>
            <text:p text:style-name="P2"><text:span text:style-name="T1">mach</text:span></text:p>
          </draw:text-box>
        </draw:frame>
        <draw:frame draw:style-name="gr7" draw:text-style-name="P3" draw:id="id9" draw:layer="layout" svg:width="2.987cm" svg:height="1.484cm" svg:x="19.346cm" svg:y="14.265cm">
          <draw:text-box>
            <text:p text:style-name="P2"><text:span text:style-name="T1">pitch adaptive</text:span></text:p>
            <text:p text:style-name="P2"><text:span text:style-name="T1">reciprocal</text:span></text:p>
            <text:p text:style-name="P2"><text:span text:style-name="T1">gain filter</text:span></text:p>
          </draw:text-box>
        </draw:frame>
        <draw:connector draw:style-name="gr4" draw:text-style-name="P1" draw:layer="layout" svg:x1="20.839cm" svg:y1="17.561cm" svg:x2="20.839cm" svg:y2="15.749cm" draw:start-shape="id8" draw:start-glue-point="0" draw:end-shape="id9">
          <text:p text:style-name="P2"/>
        </draw:connector>
        <draw:connector draw:style-name="gr4" draw:text-style-name="P1" draw:layer="layout" svg:x1="19.346cm" svg:y1="9.235cm" svg:x2="17.351cm" svg:y2="9.235cm" draw:start-shape="id10" draw:start-glue-point="3" draw:end-shape="id7" draw:end-glue-point="1">
          <text:p text:style-name="P2"/>
        </draw:connector>
        <draw:frame draw:style-name="gr6" draw:text-style-name="P3" draw:id="id10" draw:layer="layout" svg:width="2.987cm" svg:height="1.073cm" svg:x="19.346cm" svg:y="8.699cm">
          <draw:text-box>
            <text:p text:style-name="P2"><text:span text:style-name="T1">pitch adaptive</text:span></text:p>
            <text:p text:style-name="P2"><text:span text:style-name="T1">gain</text:span></text:p>
          </draw:text-box>
        </draw:frame>
        <draw:connector draw:style-name="gr4" draw:text-style-name="P1" draw:layer="layout" svg:x1="20.839cm" svg:y1="14.265cm" svg:x2="20.839cm" svg:y2="9.772cm" draw:start-shape="id9" draw:start-glue-point="0" draw:end-shape="id10" draw:end-glue-point="2">
          <text:p text:style-name="P2"/>
        </draw:connector>
        <draw:frame draw:style-name="gr8" draw:text-style-name="P3" draw:id="id11" draw:layer="layout" svg:width="3.923cm" svg:height="1.073cm" svg:x="23.475cm" svg:y="14.471cm">
          <draw:text-box>
            <text:p text:style-name="P2"><text:span text:style-name="T1">stick-pitch-pitch-set</text:span></text:p>
            <text:p text:style-name="P2"><text:span text:style-name="T1">filter</text:span></text:p>
          </draw:text-box>
        </draw:frame>
        <draw:frame draw:style-name="gr9" draw:text-style-name="P3" draw:id="id12" draw:layer="layout" svg:width="2.542cm" svg:height="0.662cm" svg:x="28.95cm" svg:y="17.561cm">
          <draw:text-box>
            <text:p text:style-name="P2"><text:span text:style-name="T1">target-pitch</text:span></text:p>
          </draw:text-box>
        </draw:frame>
        <draw:connector draw:style-name="gr4" draw:text-style-name="P1" draw:layer="layout" svg:x1="25.436cm" svg:y1="6.681cm" svg:x2="25.436cm" svg:y2="14.471cm" draw:start-shape="id4" draw:start-glue-point="2" draw:end-shape="id11" draw:end-glue-point="0">
          <text:p text:style-name="P2"/>
        </draw:connector>
        <draw:connector draw:style-name="gr4" draw:text-style-name="P1" draw:layer="layout" svg:x1="27.398cm" svg:y1="15.007cm" svg:x2="30.221cm" svg:y2="17.561cm" draw:start-shape="id11" draw:start-glue-point="1" draw:end-shape="id12" draw:end-glue-point="0">
          <text:p text:style-name="P2"/>
        </draw:connector>
        <draw:frame draw:style-name="gr5" draw:text-style-name="P3" draw:id="id13" draw:layer="layout" svg:width="4.82cm" svg:height="1.073cm" svg:x="32.604cm" svg:y="8.699cm">
          <draw:text-box>
            <text:p text:style-name="P2"><text:span text:style-name="T1">stick-pitch-climb-rate-set</text:span></text:p>
            <text:p text:style-name="P2"><text:span text:style-name="T1">filter</text:span></text:p>
          </draw:text-box>
        </draw:frame>
        <draw:connector draw:style-name="gr4" draw:text-style-name="P1" draw:layer="layout" svg:x1="35.014cm" svg:y1="6.681cm" svg:x2="35.014cm" svg:y2="8.699cm" draw:start-shape="id5" draw:start-glue-point="2" draw:end-shape="id13" draw:end-glue-point="0">
          <text:p text:style-name="P2"/>
        </draw:connector>
        <draw:frame draw:style-name="gr6" draw:text-style-name="P3" draw:id="id14" draw:layer="layout" svg:width="3.44cm" svg:height="0.662cm" svg:x="33.294cm" svg:y="11.79cm">
          <draw:text-box>
            <text:p text:style-name="P2"><text:span text:style-name="T1">target-climb-rate</text:span></text:p>
          </draw:text-box>
        </draw:frame>
        <draw:connector draw:style-name="gr4" draw:text-style-name="P1" draw:layer="layout" svg:x1="35.014cm" svg:y1="9.772cm" svg:x2="35.014cm" svg:y2="11.79cm" draw:start-shape="id13" draw:start-glue-point="2" draw:end-shape="id14" draw:end-glue-point="0">
          <text:p text:style-name="P2"/>
        </draw:connector>
        <draw:frame draw:style-name="gr10" draw:text-style-name="P3" draw:id="id17" draw:layer="layout" svg:width="3.906cm" svg:height="1.073cm" svg:x="33.061cm" svg:y="14.471cm">
          <draw:text-box>
            <text:p text:style-name="P2"><text:span text:style-name="T1">FCS climb-rate-hold</text:span></text:p>
            <text:p text:style-name="P2"><text:span text:style-name="T1">controller</text:span></text:p>
          </draw:text-box>
        </draw:frame>
        <draw:frame draw:style-name="gr11" draw:text-style-name="P3" draw:id="id15" draw:layer="layout" svg:width="3.008cm" svg:height="1.073cm" svg:x="28.717cm" svg:y="20.242cm">
          <draw:text-box>
            <text:p text:style-name="P2"><text:span text:style-name="T1">FCS pitch-hold</text:span></text:p>
            <text:p text:style-name="P2"><text:span text:style-name="T1">controller</text:span></text:p>
          </draw:text-box>
        </draw:frame>
        <draw:connector draw:style-name="gr4" draw:text-style-name="P1" draw:layer="layout" svg:x1="30.221cm" svg:y1="21.315cm" svg:x2="30.221cm" svg:y2="23.333cm" draw:start-shape="id15" draw:start-glue-point="2" draw:end-shape="id16" draw:end-glue-point="0">
          <text:p text:style-name="P2"/>
        </draw:connector>
        <draw:connector draw:style-name="gr4" draw:text-style-name="P1" draw:layer="layout" svg:x1="30.221cm" svg:y1="18.223cm" svg:x2="30.221cm" svg:y2="20.242cm" draw:start-shape="id12" draw:start-glue-point="2" draw:end-shape="id15" draw:end-glue-point="0">
          <text:p text:style-name="P2"/>
        </draw:connector>
        <draw:connector draw:style-name="gr4" draw:text-style-name="P1" draw:layer="layout" svg:x1="33.061cm" svg:y1="15.007cm" svg:x2="30.221cm" svg:y2="17.561cm" draw:start-shape="id17" draw:start-glue-point="3" draw:end-shape="id12" draw:end-glue-point="0">
          <text:p text:style-name="P2"/>
        </draw:connector>
        <draw:connector draw:style-name="gr4" draw:text-style-name="P1" draw:layer="layout" svg:x1="35.014cm" svg:y1="12.452cm" svg:x2="35.014cm" svg:y2="14.471cm" draw:start-shape="id14" draw:start-glue-point="2" draw:end-shape="id17" draw:end-glue-point="0">
          <text:p text:style-name="P2"/>
        </draw:connector>
        <draw:frame draw:style-name="gr9" draw:text-style-name="P3" draw:id="id18" draw:layer="layout" svg:width="3.719cm" svg:height="1.073cm" svg:x="9.338cm" svg:y="23.333cm">
          <draw:text-box>
            <text:p text:style-name="P2"><text:span text:style-name="T1">target ruddervator</text:span></text:p>
            <text:p text:style-name="P2"><text:span text:style-name="T1">pitch norm</text:span></text:p>
          </draw:text-box>
        </draw:frame>
        <draw:connector draw:style-name="gr4" draw:text-style-name="P1" draw:layer="layout" svg:x1="11.197cm" svg:y1="24.406cm" svg:x2="11.197cm" svg:y2="26.427cm" draw:start-shape="id18" draw:start-glue-point="2" draw:end-shape="id19" draw:end-glue-point="0">
          <text:p text:style-name="P2"/>
        </draw:connector>
        <draw:frame draw:style-name="gr9" draw:text-style-name="P3" draw:id="id16" draw:layer="layout" svg:width="3.719cm" svg:height="1.073cm" svg:x="28.362cm" svg:y="23.333cm">
          <draw:text-box>
            <text:p text:style-name="P2"><text:span text:style-name="T1">target ruddervator</text:span></text:p>
            <text:p text:style-name="P2"><text:span text:style-name="T1">pitch-trim norm</text:span></text:p>
          </draw:text-box>
        </draw:frame>
        <draw:connector draw:style-name="gr4" draw:text-style-name="P1" draw:layer="layout" svg:x1="30.221cm" svg:y1="24.406cm" svg:x2="30.221cm" svg:y2="26.427cm" draw:start-shape="id16" draw:start-glue-point="2" draw:end-shape="id20" draw:end-glue-point="0">
          <text:p text:style-name="P2"/>
        </draw:connector>
        <draw:frame draw:style-name="gr5" draw:text-style-name="P3" draw:id="id21" draw:layer="layout" svg:width="2.305cm" svg:height="1.484cm" svg:x="19.687cm" svg:y="20.036cm">
          <draw:text-box>
            <text:p text:style-name="P2"><text:span text:style-name="T1">pitch-trim </text:span></text:p>
            <text:p text:style-name="P2"><text:span text:style-name="T1">reciprocal</text:span></text:p>
            <text:p text:style-name="P2"><text:span text:style-name="T1">gain filter</text:span></text:p>
          </draw:text-box>
        </draw:frame>
        <draw:connector draw:style-name="gr4" draw:text-style-name="P1" draw:layer="layout" svg:x1="20.839cm" svg:y1="18.223cm" svg:x2="20.839cm" svg:y2="20.036cm" draw:start-shape="id8" draw:start-glue-point="2" draw:end-shape="id21" draw:end-glue-point="0">
          <text:p text:style-name="P2"/>
        </draw:connector>
        <draw:frame draw:style-name="gr3" draw:text-style-name="P3" draw:id="id22" draw:layer="layout" svg:width="2.305cm" svg:height="1.484cm" svg:x="24.202cm" svg:y="20.036cm">
          <draw:text-box>
            <text:p text:style-name="P2"><text:span text:style-name="T1">pitch-trim </text:span></text:p>
            <text:p text:style-name="P2"><text:span text:style-name="T1">reciprocal</text:span></text:p>
            <text:p text:style-name="P2"><text:span text:style-name="T1">gain</text:span></text:p>
          </draw:text-box>
        </draw:frame>
        <draw:connector draw:style-name="gr4" draw:text-style-name="P1" draw:layer="layout" svg:x1="21.992cm" svg:y1="20.778cm" svg:x2="24.202cm" svg:y2="20.778cm" draw:start-shape="id21" draw:start-glue-point="1" draw:end-shape="id22" draw:end-glue-point="3">
          <text:p text:style-name="P2"/>
        </draw:connector>
        <draw:connector draw:style-name="gr4" draw:text-style-name="P1" draw:layer="layout" svg:x1="26.507cm" svg:y1="20.778cm" svg:x2="28.717cm" svg:y2="20.778cm" draw:start-shape="id22" draw:start-glue-point="1" draw:end-shape="id15" draw:end-glue-point="3">
          <text:p text:style-name="P2"/>
        </draw:connector>
        <draw:frame draw:style-name="gr6" draw:text-style-name="P3" draw:id="id23" draw:layer="layout" svg:width="2.555cm" svg:height="1.484cm" svg:x="33.737cm" svg:y="26.221cm">
          <draw:text-box>
            <text:p text:style-name="P2"><text:span text:style-name="T1">ruddervator</text:span></text:p>
            <text:p text:style-name="P2"><text:span text:style-name="T1">pitch-trim</text:span></text:p>
            <text:p text:style-name="P2"><text:span text:style-name="T1">output gain</text:span></text:p>
          </draw:text-box>
        </draw:frame>
        <draw:connector draw:style-name="gr4" draw:text-style-name="P1" draw:layer="layout" svg:x1="33.737cm" svg:y1="26.963cm" svg:x2="32.407cm" svg:y2="26.963cm" draw:start-shape="id23" draw:start-glue-point="3" draw:end-shape="id20" draw:end-glue-point="1">
          <text:p text:style-name="P2"/>
        </draw:connector>
        <draw:frame draw:style-name="gr6" draw:text-style-name="P4" draw:layer="layout" svg:width="4.968cm" svg:height="0.831cm" svg:x="20.613cm" svg:y="23.454cm">
          <draw:text-box>
            <text:p text:style-name="P2"><text:span text:style-name="T2">FCS FUNCTIONS</text:span></text:p>
          </draw:text-box>
        </draw:frame>
        <draw:frame draw:style-name="gr7" draw:text-style-name="P3" draw:id="id6" draw:layer="layout" svg:width="2.661cm" svg:height="1.073cm" svg:x="4.949cm" svg:y="8.699cm">
          <draw:text-box>
            <text:p text:style-name="P2"><text:span text:style-name="T1">pitch direct</text:span></text:p>
            <text:p text:style-name="P2"><text:span text:style-name="T1">routing filter</text:span></text:p>
          </draw:text-box>
        </draw:frame>
        <draw:frame draw:style-name="gr5" draw:text-style-name="P3" draw:id="id7" draw:layer="layout" svg:width="2.987cm" svg:height="1.073cm" svg:x="14.364cm" svg:y="8.699cm">
          <draw:text-box>
            <text:p text:style-name="P2"><text:span text:style-name="T1">pitch adaptive</text:span></text:p>
            <text:p text:style-name="P2"><text:span text:style-name="T1">routing filter</text:span></text:p>
          </draw:text-box>
        </draw:frame>
        <draw:connector draw:style-name="gr4" draw:text-style-name="P5" draw:layer="layout" svg:x1="15.857cm" svg:y1="9.772cm" svg:x2="11.197cm" svg:y2="23.333cm" draw:start-shape="id7" draw:start-glue-point="2" draw:end-shape="id18" draw:end-glue-point="0">
          <text:p text:style-name="P2"/>
        </draw:connector>
        <draw:connector draw:style-name="gr4" draw:text-style-name="P5" draw:layer="layout" svg:x1="6.279cm" svg:y1="9.772cm" svg:x2="11.197cm" svg:y2="23.333cm" draw:start-shape="id6" draw:start-glue-point="2" draw:end-shape="id18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GB" style:font-family-complex="'Bitstream Vera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leee</meta:initial-creator>
    <meta:creation-date>2008-02-22T15:53:17</meta:creation-date>
    <dc:creator>leee</dc:creator>
    <dc:date>2008-03-17T13:56:22</dc:date>
    <dc:language>en-GB</dc:language>
    <meta:editing-cycles>8</meta:editing-cycles>
    <meta:editing-duration>PT1H57M38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